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6be96" officeooo:paragraph-rsid="0016be96"/>
    </style:style>
    <style:style style:name="P2" style:family="paragraph" style:parent-style-name="Standard">
      <style:text-properties style:font-name="FreeMono" officeooo:rsid="00177659" officeooo:paragraph-rsid="00177659"/>
    </style:style>
    <style:style style:name="P3" style:family="paragraph" style:parent-style-name="Standard">
      <style:text-properties style:font-name="FreeMono" officeooo:rsid="001a8b1f" officeooo:paragraph-rsid="001a8b1f"/>
    </style:style>
    <style:style style:name="P4" style:family="paragraph" style:parent-style-name="Standard">
      <style:text-properties style:font-name="FreeMono" officeooo:rsid="001b4757" officeooo:paragraph-rsid="001b4757"/>
    </style:style>
    <style:style style:name="P5" style:family="paragraph" style:parent-style-name="Standard">
      <style:text-properties style:font-name="FreeMono" officeooo:rsid="001ca803" officeooo:paragraph-rsid="001ca803"/>
    </style:style>
    <style:style style:name="P6" style:family="paragraph" style:parent-style-name="Standard">
      <style:text-properties style:font-name="FreeMono" officeooo:rsid="001f2c43" officeooo:paragraph-rsid="001f2c43"/>
    </style:style>
    <style:style style:name="P7" style:family="paragraph" style:parent-style-name="Standard">
      <style:text-properties style:font-name="FreeMono" officeooo:rsid="001f2c43" officeooo:paragraph-rsid="001f2c43"/>
    </style:style>
    <style:style style:name="P8" style:family="paragraph" style:parent-style-name="Standard">
      <style:text-properties style:font-name="FreeMono" officeooo:rsid="00212fb7" officeooo:paragraph-rsid="00212fb7"/>
    </style:style>
    <style:style style:name="P9" style:family="paragraph" style:parent-style-name="Standard">
      <style:text-properties style:font-name="FreeMono" officeooo:rsid="0021b733" officeooo:paragraph-rsid="0021b733"/>
    </style:style>
    <style:style style:name="P10" style:family="paragraph" style:parent-style-name="Standard">
      <style:text-properties style:font-name="FreeMono" fo:font-weight="bold" officeooo:rsid="00212fb7" officeooo:paragraph-rsid="00212fb7" style:font-weight-asian="bold" style:font-weight-complex="bold"/>
    </style:style>
    <style:style style:name="P11" style:family="paragraph" style:parent-style-name="Standard">
      <style:text-properties style:font-name="FreeMono" fo:font-weight="bold" officeooo:rsid="001f2c43" officeooo:paragraph-rsid="001f2c43" style:font-weight-asian="bold" style:font-weight-complex="bold"/>
    </style:style>
    <style:style style:name="P12" style:family="paragraph" style:parent-style-name="Standard">
      <style:text-properties style:font-name="FreeMono" fo:font-weight="bold" officeooo:rsid="001b4757" officeooo:paragraph-rsid="001b4757" style:font-weight-asian="bold" style:font-weight-complex="bold"/>
    </style:style>
    <style:style style:name="P13" style:family="paragraph" style:parent-style-name="Standard">
      <style:text-properties style:font-name="FreeMono" fo:font-weight="bold" officeooo:rsid="00177659" officeooo:paragraph-rsid="00177659" style:font-weight-asian="bold" style:font-weight-complex="bold"/>
    </style:style>
    <style:style style:name="P14" style:family="paragraph" style:parent-style-name="Standard">
      <style:text-properties style:font-name="FreeMono" fo:font-weight="bold" officeooo:rsid="002718a4" officeooo:paragraph-rsid="002718a4" style:font-weight-asian="bold" style:font-weight-complex="bold"/>
    </style:style>
    <style:style style:name="P15" style:family="paragraph" style:parent-style-name="Standard">
      <style:text-properties style:font-name="FreeMono" fo:font-weight="bold" officeooo:rsid="0029ef2d" officeooo:paragraph-rsid="0029ef2d" style:font-weight-asian="bold" style:font-weight-complex="bold"/>
    </style:style>
    <style:style style:name="P16" style:family="paragraph" style:parent-style-name="Standard">
      <style:text-properties style:font-name="FreeMono" fo:font-weight="bold" officeooo:rsid="002c6553" officeooo:paragraph-rsid="002c6553" style:font-weight-asian="bold" style:font-weight-complex="bold"/>
    </style:style>
    <style:style style:name="P17" style:family="paragraph" style:parent-style-name="Standard">
      <style:text-properties style:font-name="FreeMono" fo:font-weight="bold" officeooo:rsid="002dbce8" officeooo:paragraph-rsid="002dbce8" style:font-weight-asian="bold" style:font-weight-complex="bold"/>
    </style:style>
    <style:style style:name="P18" style:family="paragraph" style:parent-style-name="Standard">
      <style:paragraph-properties fo:text-align="center" style:justify-single-word="false"/>
      <style:text-properties style:font-name="FreeMono" fo:font-weight="bold" officeooo:rsid="0016be96" officeooo:paragraph-rsid="0016be96" style:font-weight-asian="bold" style:font-weight-complex="bold"/>
    </style:style>
    <style:style style:name="P19" style:family="paragraph" style:parent-style-name="Standard">
      <style:text-properties style:font-name="FreeMono" officeooo:rsid="0029ef2d" officeooo:paragraph-rsid="0029ef2d"/>
    </style:style>
    <style:style style:name="P20" style:family="paragraph" style:parent-style-name="Standard">
      <style:text-properties style:font-name="FreeMono" officeooo:rsid="002aed39" officeooo:paragraph-rsid="002aed39"/>
    </style:style>
    <style:style style:name="P21" style:family="paragraph" style:parent-style-name="Standard">
      <style:text-properties style:font-name="FreeMono" officeooo:rsid="002c9830" officeooo:paragraph-rsid="002c9830"/>
    </style:style>
    <style:style style:name="P22" style:family="paragraph" style:parent-style-name="Standard">
      <style:text-properties style:font-name="FreeMono" officeooo:rsid="002dbce8" officeooo:paragraph-rsid="002dbce8"/>
    </style:style>
    <style:style style:name="P23" style:family="paragraph" style:parent-style-name="Standard">
      <style:text-properties style:font-name="FreeMono" officeooo:rsid="002f2e3c" officeooo:paragraph-rsid="002f2e3c"/>
    </style:style>
    <style:style style:name="P24" style:family="paragraph" style:parent-style-name="Standard">
      <style:paragraph-properties fo:padding="0.0201in" fo:border="0.26pt solid #000000" style:shadow="none"/>
      <style:text-properties style:font-name="FreeMono" officeooo:rsid="0010f505" officeooo:paragraph-rsid="002aed39"/>
    </style:style>
    <style:style style:name="P25" style:family="paragraph" style:parent-style-name="Standard">
      <style:paragraph-properties fo:padding="0.0201in" fo:border="0.26pt solid #000000" style:shadow="none"/>
      <style:text-properties style:font-name="FreeMono" officeooo:rsid="0013681d" officeooo:paragraph-rsid="002aed39"/>
    </style:style>
    <style:style style:name="P26" style:family="paragraph" style:parent-style-name="Standard">
      <style:paragraph-properties fo:padding="0.0201in" fo:border="0.26pt solid #000000" style:shadow="none"/>
      <style:text-properties style:font-name="FreeMono" fo:font-style="normal" fo:font-weight="normal" officeooo:rsid="0014dec3" officeooo:paragraph-rsid="002aed39" style:font-style-asian="normal" style:font-weight-asian="normal" style:font-style-complex="normal" style:font-weight-complex="normal"/>
    </style:style>
    <style:style style:name="P27" style:family="paragraph" style:parent-style-name="Standard">
      <style:paragraph-properties fo:padding="0.0201in" fo:border="0.26pt solid #000000" style:shadow="none"/>
      <style:text-properties style:font-name="FreeMono" officeooo:rsid="0014dec3" officeooo:paragraph-rsid="002aed39"/>
    </style:style>
    <style:style style:name="T1" style:family="text">
      <style:text-properties officeooo:rsid="001ca803"/>
    </style:style>
    <style:style style:name="T2" style:family="text">
      <style:text-properties officeooo:rsid="001e661c"/>
    </style:style>
    <style:style style:name="T3" style:family="text">
      <style:text-properties officeooo:rsid="001fa346"/>
    </style:style>
    <style:style style:name="T4" style:family="text">
      <style:text-properties officeooo:rsid="00234ed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4dec3" style:font-style-asian="normal" style:font-weight-asian="normal" style:font-style-complex="normal" style:font-weight-complex="normal"/>
    </style:style>
    <style:style style:name="T7" style:family="text">
      <style:text-properties fo:font-style="normal" fo:font-weight="normal" officeooo:rsid="00166c06"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officeooo:rsid="0013681d"/>
    </style:style>
    <style:style style:name="T10" style:family="text">
      <style:text-properties officeooo:rsid="0014dec3"/>
    </style:style>
    <style:style style:name="T11" style:family="text">
      <style:text-properties officeooo:rsid="00166c06"/>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officeooo:rsid="001ca803" style:font-style-asian="italic" style:font-style-complex="italic"/>
    </style:style>
    <style:style style:name="T14" style:family="text">
      <style:text-properties fo:font-style="italic" officeooo:rsid="001e661c" style:font-style-asian="italic" style:font-style-complex="italic"/>
    </style:style>
    <style:style style:name="T15" style:family="text">
      <style:text-properties officeooo:rsid="0031cc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434</text:p>
      <text:p text:style-name="P1">Exam 2</text:p>
      <text:p text:style-name="P1"/>
      <text:p text:style-name="P18">Exam 2</text:p>
      <text:p text:style-name="P1"/>
      <text:p text:style-name="P13">1a. For a website that is going to do heavy computation like a bitcoin computation center, which hypervisor would you recommend and why?</text:p>
      <text:p text:style-name="P2"/>
      <text:p text:style-name="P3">For this problem statement I assume high CPU load and relatively low disk and network load. For any virtualization task I would recommend a choice between KVM and Xen, as these solutions provide the best approach which uses open source software; this particular case is suited to Xen running on a single virtual CPU. But <text:span text:style-name="T15">such as statement</text:span> doesn't properly address the scope of material given to us, and so when comparing all four solutions presented in our reading material we see <text:span text:style-name="T1">that on single CPU virtualizations vSphere tends to perform the best, and on multiple virtual CPU arrangements Xen is also a reasonable choice. This would lead us to choose either vSphere of Xen as a first pick with the knowledge that our application may receive additional performance on the other hyper-visor. As stated multiple times (nearly every page actually) in the </text:span><text:span text:style-name="T13">Component-Based Performance Comparison of four Hypervisors</text:span><text:span text:style-name="T1">, we know that virtualization is a relatively unexplored performance arena, and our specific processing task may vary in suitable hypervisor matches.</text:span></text:p>
      <text:p text:style-name="P3"/>
      <text:p text:style-name="P12">1b. For a retail sales datacenter web site that is going to communicate with remote users and service order requests (like Amazon), which hyper-visor would you recommend and why?</text:p>
      <text:p text:style-name="P4"/>
      <text:p text:style-name="P5">For this problem statement I assume high network load, moderate disk I/O, and relatively low CPU utilization. <text:span text:style-name="T2">From the disk and network benchmarks in </text:span><text:span text:style-name="T14">A Component-Based Performance Comparison of Four Hypervisors</text:span><text:span text:style-name="T2"> we can get a sense of each system's offerings from the provided benchmark graphs. On either single or multiple virtual core systems we can pick vSphere as a primary option, with KVM as a potential second based on its tolerable network ability and strong disk performance.</text:span></text:p>
      <text:p text:style-name="P5"/>
      <text:p text:style-name="P11">1c. For an aircraft control tower center that is going to track and deconflict aircraft which hypervisor would you recommend and why?</text:p>
      <text:p text:style-name="P6"/>
      <text:p text:style-name="P6">I would not recommend a hypervisor at all for this scenario. Virtual machines are excellent for control over running systems with the ability to migrate them between hardware systems and easily exchange the running operating systems and hardware access. For a <text:span text:style-name="T3">situation</text:span> that ensures the safety of aircraft traffic, I would suggest a real time operating system running applications that can be mathematically proven to perform accurately <text:span text:style-name="T3">over long periods of time.</text:span></text:p>
      <text:p text:style-name="P6"/>
      <text:p text:style-name="P17">3. Can a hypervisor provide more cores to a virtual machine than on the hardware? If so, how?</text:p>
      <text:p text:style-name="P22"/>
      <text:p text:style-name="P23">Yes, many hypervisor packages are capable of presenting a guest OS with more processor cores than physically available to the host. This <text:soft-page-break/>is usually for similar reasons as over-commited memory where the guest is told more memory exists than is physically available, which is to say that the multiple virtual cores allow the guest OS to handle complicated scheduling, concurrency, and preempting. When this is the case, the hypervisor will basically do the same thing that multiprocess computers have been doing for a long time: take the divided jobs and give each one a turn processing on available hardware. This scheduling would allow the host to scale demand more readily as the processes associated with virtual cores receive more or less load from the guest OS.</text:p>
      <text:p text:style-name="P6"/>
      <text:p text:style-name="P6"/>
      <text:p text:style-name="P10">5. We have discussed the difficulty of sharing pages between processes. For systems that have large numbers of virtual machines (say hundreds) all running the same software (such as Linux), your text describes de-duplication as a means for reducing memory space by sharing common text sections (such as the kernel). Could you design a system that shared data pages across virtual machines such as offered by the shm facilities currently in Linux? Explain what specific issues you would have to consider and recommend approaches to dealing with them.</text:p>
      <text:p text:style-name="P8"/>
      <text:p text:style-name="P9">I believe this would be quite possible. Our book discusses deduplication use in virtualization as a broad set of tools that can either be implemented by modifying the guest OS, or set up underneath the guest without any modification. <text:span text:style-name="T4">The goal to strive for is minimization of memory cost per VM by implementing special paging schemes to re-use blocks between machines. The deduplication process can use clever tricks like ballooning to triage unimportant memory and make the best decisions for shared page implementations. I'm confident that similar approaches would be needed for multi VM shared memory, where a virtual address space would be used to page out the shared memory between machines without conflicting with existing processes. Additionally, there would be a need for the machines to have some state or knowledge of the others in order for the shared area to be properly utilized by the guest operating systems, just like with local shared memory. The simplest approach would be to write custom software capable of using distributed memory, while another approach would be to modify or adapt a utility such as shm for use between systems. </text:span></text:p>
      <text:p text:style-name="P6"/>
      <text:p text:style-name="P14">7. For homework you provided a solution to backing up file systems while the system is still in operation. Will your solution solve text problem 4-27? If yes, explain why. If no, how would you improve your solution to solve that problem?</text:p>
      <text:p text:style-name="P14"/>
      <text:p text:style-name="P15">Text problem 4-27: “Oliver Owl's night job at the university computing center is to change the tapes used for overnight data backups. While waiting for each tape to complete, he works on writing his thesis. His text processor runs on the system being backed up since the is the only one they have. Is there a problem with this arrangement?</text:p>
      <text:p text:style-name="P19"/>
      <text:p text:style-name="P20">The system I outlined for the previous homework assignment should operate as expected here. To recap: </text:p>
      <text:p text:style-name="P20"/>
      <text:p text:style-name="P24"><text:soft-page-break/>While there are programs such as Duplicity that handle these events for a user <text:span text:style-name="T9">and device schemes such as LVM that can create cohesive snapshots of an entire filesystem,</text:span> they somewhat defeat the discussion here. Instead, let's consider a backup plan based on GNU/Linux systems which have <text:span text:style-name="T9">C programs</text:span> tied to the cron timer. We'll be backing up from local disks to a NFS mount on the local network.</text:p>
      <text:p text:style-name="P24"/>
      <text:p text:style-name="P25">There are likely many ways to go about this, but one of the more interesting approaches would be to mimic the live-migration utilities available in the Xen hypervisor. In short, Xen will keep a machine running as long as possible before “jumping” it to a different host, striving to pull the machine offline for such a short period of time as to make it imperceptible. We'll focus on the memory/RAM aspects of this, as they pertain to our backup plan. The running hosts's memory is copied to an awaiting receiver, but in the time it takes for that transfer to occur, the primary memory's data has changed! So Xen finishes the first copy <text:span text:style-name="T10">(largest)</text:span> and goes back to compare the two <text:span text:style-name="T10">systems </text:span>block by block, updating remote blocks <text:span text:style-name="T11">as</text:span> differences are found, <text:span text:style-name="T10">which takes less time than the first transfer</text:span>. But wait, <text:span text:style-name="T10">some </text:span>more changes <text:span text:style-name="T10">(but fewer)</text:span> have happened while <text:span text:style-name="T8">the </text:span><text:span text:style-name="T12">second</text:span><text:span text:style-name="T5"> copy process was underway. Xen goes back and will repeat the </text:span><text:span text:style-name="T6">copy </text:span><text:span text:style-name="T5">a multitude of times (generally up to 29 iterations), until the deltas between the live memory and the remote memory are whittled away to </text:span><text:span text:style-name="T6">be </text:span><text:span text:style-name="T5">very small. Then the running </text:span><text:span text:style-name="T7">service</text:span><text:span text:style-name="T5"> is </text:span><text:span text:style-name="T6">forced to</text:span><text:span text:style-name="T5"> hibernate, the last few memory deltas are fired off to the new host, and the </text:span><text:span text:style-name="T7">virtual system</text:span><text:span text:style-name="T5"> is is then brought out of hibernation on the new machine </text:span><text:span text:style-name="T6">with all of its memory in place</text:span><text:span text:style-name="T5">. </text:span><text:span text:style-name="T6">Ta-da, live migration.</text:span></text:p>
      <text:p text:style-name="P26"/>
      <text:p text:style-name="P27"><text:span text:style-name="T5">Our analog in backups would be to write a program or shell file which begins by copying live to the backup location. Then it would continue to slosh the changes over until it catches a point at which the remote backup perfectly matches the live system, at which point it would declare the backup a success and exit. This can be defeated by writing to the disk faster than the program can copy the changed block data to the backup, but it's a concern we can generally ignore on most desktop systems.</text:span></text:p>
      <text:p text:style-name="P6"/>
      <text:p text:style-name="P20">This approach will only work if either:</text:p>
      <text:p text:style-name="P20"/>
      <text:p text:style-name="P20">1. Oliver Owl's text editor caches changes in memory (rather than writing live to disk without any sort of buffer).</text:p>
      <text:p text:style-name="P20">– or –</text:p>
      <text:p text:style-name="P20">2. Oliver Owl's rate of disk write is slower than the rate of disk copy and check during the backup's phase of repeated incremental synchronizations.</text:p>
      <text:p text:style-name="P20"/>
      <text:p text:style-name="P20">In situation 1, the disk is left alone for several minutes of typing and then a bust of autosave or revision is written out from memory. Our backup program will catch up with the system and then finalize the backup during one of these lulls between writes.</text:p>
      <text:p text:style-name="P20"/>
      <text:p text:style-name="P20">In situation 2, the disk is receiving a continuous stream of data as characters are written. This case is slightly more tricky, but as long as Oliver Owl takes a pause between characters (or given that <text:soft-page-break/>the tape IO speed is sufficiently high as to make pauses unnecessary), the backup program will finish synchronizing and exit before the next character/byte comes along.</text:p>
      <text:p text:style-name="P20"/>
      <text:p text:style-name="P16">8. Operating systems frequently exploit locality to improve performance. Briefly describe two examples where operating systems do so, and state how locality is exploited. </text:p>
      <text:p text:style-name="P4"/>
      <text:p text:style-name="P21">An operating system may implement spacial locality in which the data situated near an accessed section of data in the address space is likely to be called on in the near future. Spacial locality is usually exploited in memory caching – bringing in data as a program requests it. This can by highlighted by an example of a program scanning through an array (such as the several-thousand element sized arrayed used in CPE412 for matrix multiplication), the program will only bring in one block or page at a time as misses occur, but the next page spacially in the address space will soon by referenced.</text:p>
      <text:p text:style-name="P21"/>
      <text:p text:style-name="P21">Operating systems may also implement temporal locality, where data that was recently used is likely to be used again. This can occur in shared libraries or deduplicated memory as programs reference required utilities or functions repetitiously. </text:p>
      <text:p text:style-name="P4"/>
      <text:p text:style-name="P4"/>
      <text:p text:style-name="P4"/>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4T19:41:01.566228578</meta:creation-date>
    <dc:date>2015-11-21T20:45:02.028009790</dc:date>
    <meta:editing-duration>P1DT18H18M52S</meta:editing-duration>
    <meta:editing-cycles>28</meta:editing-cycles>
    <meta:generator>LibreOffice/5.0.3.2$Linux_X86_64 LibreOffice_project/00m0$Build-2</meta:generator>
    <meta:document-statistic meta:table-count="0" meta:image-count="0" meta:object-count="0" meta:page-count="4" meta:paragraph-count="29" meta:word-count="1662" meta:character-count="9902" meta:non-whitespace-character-count="8262"/>
  </office:meta>
</office:document-meta>
</file>